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7885" officeooo:paragraph-rsid="001d78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st #2</text:p>
      <text:p text:style-name="P1">Second day of villiers park. We went to the Cambridge Computing Museum this morning and had a guided tour. It had all different types of computers from the giant ones from the 60s to the modern day oculus rift. This was really interesting and you could play on lots of the machines. We also learnt about bioinformatics, which is using computers to analyse biological data, such as DNA codes. This was cool to see an application of computer science in another area, but not so great when it brought back memories of GCSE biology. Tomorrow we are going to write code to change a DNA sequence into an amino acid sequen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6T17:01:59.640150729</meta:creation-date>
    <dc:date>2016-03-06T17:18:20.146325163</dc:date>
    <meta:editing-duration>P0D</meta:editing-duration>
    <meta:editing-cycles>1</meta:editing-cycles>
    <meta:document-statistic meta:table-count="0" meta:image-count="0" meta:object-count="0" meta:page-count="1" meta:paragraph-count="2" meta:word-count="113" meta:character-count="625" meta:non-whitespace-character-count="514"/>
    <meta:generator>LibreOffice/4.2.8.2$Linux_x86 LibreOffice_project/420m0$Build-2</meta:generator>
  </office:meta>
</office:document-meta>
</file>